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Consolas" svg:font-family="Consolas" style:font-family-generic="swiss" style:font-pitch="fixed"/>
    <style:font-face style:name="AR PL UMing CN" svg:font-family="'AR PL UMing C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b55a" officeooo:paragraph-rsid="001db55a" style:font-name-asian="Arial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6pt" fo:font-weight="normal" officeooo:rsid="0041f89d" officeooo:paragraph-rsid="0041f89d" style:font-name-asian="Ari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6pt" fo:font-weight="normal" officeooo:rsid="0041f89d" officeooo:paragraph-rsid="004a3ea3" style:font-name-asian="Ari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3d95c9" officeooo:paragraph-rsid="003d95c9" style:font-name-asian="Ari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Comic Sans MS" fo:font-size="9pt" fo:font-weight="normal" officeooo:rsid="006b5e93" officeooo:paragraph-rsid="006ef108" style:font-name-asian="Ari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mic Sans MS" fo:font-size="9pt" fo:font-weight="normal" officeooo:rsid="006b5e93" officeooo:paragraph-rsid="006b5e93" style:font-name-asian="Arial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left="3.704cm" fo:margin-right="0cm" fo:text-align="start" style:justify-single-word="false" fo:text-indent="-0.635cm" style:auto-text-indent="false"/>
      <style:text-properties style:font-name="Calibri" fo:font-size="16pt" fo:font-weight="normal" officeooo:rsid="003abd77" officeooo:paragraph-rsid="003abd77" style:font-name-asian="Consolas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style:font-name="Tahoma" fo:font-size="16pt" fo:font-weight="normal" officeooo:rsid="004faba0" officeooo:paragraph-rsid="004faba0" style:font-name-asian="Ari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style:font-name="Tahoma" fo:font-size="16pt" fo:font-weight="normal" officeooo:rsid="004faba0" officeooo:paragraph-rsid="005192fc" style:font-name-asian="Ari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style:font-name="Calibri" fo:font-size="16pt" fo:font-weight="normal" officeooo:rsid="0020cc4e" officeooo:paragraph-rsid="0065f641" style:font-name-asian="Consolas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6pt" fo:font-weight="normal" officeooo:rsid="005192fc" officeooo:paragraph-rsid="005192fc" style:font-name-asian="Consolas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6pt" fo:font-weight="normal" officeooo:rsid="005192fc" officeooo:paragraph-rsid="004d6fca" style:font-name-asian="Consolas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6pt" fo:font-weight="normal" officeooo:rsid="006615e3" officeooo:paragraph-rsid="006615e3" style:font-name-asian="Consolas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6pt" fo:font-weight="normal" officeooo:rsid="006641f3" officeooo:paragraph-rsid="006641f3" style:font-name-asian="Consolas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6pt" fo:font-weight="normal" officeooo:rsid="006b6e2a" officeooo:paragraph-rsid="006b6e2a" style:font-name-asian="Consolas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4pt" fo:font-weight="normal" officeooo:rsid="004faba0" officeooo:paragraph-rsid="004faba0" style:font-name-asian="Ari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4pt" fo:font-weight="normal" officeooo:rsid="006b0fb2" officeooo:paragraph-rsid="006b0fb2" style:font-name-asian="Arial" style:font-size-asian="14pt" style:font-weight-asian="normal" style:font-size-complex="14pt" style:font-weight-complex="normal"/>
    </style:style>
    <style:style style:name="P18" style:family="paragraph" style:parent-style-name="Standard" style:master-page-name="">
      <style:paragraph-properties fo:margin-left="0.741cm" fo:margin-right="0cm" fo:text-align="start" style:justify-single-word="false" fo:text-indent="0.37cm" style:auto-text-indent="false" style:page-number="auto"/>
      <style:text-properties style:font-name="Tahoma" fo:font-size="15pt" fo:font-weight="normal" officeooo:rsid="0041f89d" officeooo:paragraph-rsid="0041f89d" style:font-name-asian="Courier 10 Pitch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margin-left="0.741cm" fo:margin-right="0cm" fo:text-align="start" style:justify-single-word="false" fo:text-indent="0.37cm" style:auto-text-indent="false"/>
      <style:text-properties style:font-name="Calibri" fo:font-size="16pt" fo:font-weight="normal" officeooo:rsid="00469c78" officeooo:paragraph-rsid="0041f89d" style:font-name-asian="Consolas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style:font-name="Calibri" fo:font-size="16pt" fo:font-weight="normal" officeooo:rsid="004d6fca" officeooo:paragraph-rsid="004d6fca" style:font-name-asian="Consolas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style:font-name="Calibri" fo:font-size="16pt" fo:font-weight="normal" officeooo:rsid="005279d3" officeooo:paragraph-rsid="005279d3" style:font-name-asian="Consolas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margin-left="2.963cm" fo:margin-right="0cm" fo:text-align="start" style:justify-single-word="false" fo:text-indent="0cm" style:auto-text-indent="false"/>
      <style:text-properties style:font-name="Calibri" fo:font-size="16pt" fo:font-weight="normal" officeooo:rsid="005279d3" officeooo:paragraph-rsid="005279d3" style:font-name-asian="Consolas" style:font-size-asian="16pt" style:font-weight-asian="normal" style:font-size-complex="16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6pt" fo:font-weight="normal" officeooo:rsid="0020cc4e" officeooo:paragraph-rsid="0020cc4e" style:font-name-asian="Consolas" style:font-size-asian="16pt" style:font-weight-asian="normal" style:font-size-complex="16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Arial" fo:font-size="16pt" fo:font-weight="normal" officeooo:rsid="0028d778" officeooo:paragraph-rsid="0028d778" style:font-name-asian="Consolas" style:font-size-asian="16pt" style:font-weight-asian="normal" style:font-size-complex="16pt" style:font-weight-complex="normal"/>
    </style:style>
    <style:style style:name="P25" style:family="paragraph" style:parent-style-name="Standard" style:list-style-name="L2">
      <style:paragraph-properties fo:margin-left="2.223cm" fo:margin-right="0cm" fo:text-align="start" style:justify-single-word="false" fo:text-indent="-0.635cm" style:auto-text-indent="false"/>
      <style:text-properties style:font-name="Calibri" fo:font-size="16pt" fo:font-weight="normal" officeooo:rsid="0020cc4e" officeooo:paragraph-rsid="002953d8" style:font-name-asian="Consolas" style:font-size-asian="16pt" style:font-weight-asian="normal" style:font-size-complex="16pt" style:font-weight-complex="normal"/>
    </style:style>
    <style:style style:name="P26" style:family="paragraph" style:parent-style-name="Standard" style:list-style-name="L4">
      <style:paragraph-properties fo:margin-left="2.223cm" fo:margin-right="0cm" fo:text-align="start" style:justify-single-word="false" fo:text-indent="-0.635cm" style:auto-text-indent="false"/>
      <style:text-properties style:font-name="Calibri" fo:font-size="16pt" fo:font-weight="normal" officeooo:rsid="0020cc4e" officeooo:paragraph-rsid="002ae436" style:font-name-asian="Consolas" style:font-size-asian="16pt" style:font-weight-asian="normal" style:font-size-complex="16pt" style:font-weight-complex="normal"/>
    </style:style>
    <style:style style:name="P27" style:family="paragraph" style:parent-style-name="Standard" style:list-style-name="L4">
      <style:paragraph-properties fo:margin-left="2.223cm" fo:margin-right="0cm" fo:text-align="start" style:justify-single-word="false" fo:text-indent="-0.635cm" style:auto-text-indent="false"/>
      <style:text-properties style:font-name="Calibri" fo:font-size="16pt" fo:font-weight="normal" officeooo:rsid="004a792a" officeooo:paragraph-rsid="002ae436" style:font-name-asian="Consolas" style:font-size-asian="16pt" style:font-weight-asian="normal" style:font-size-complex="16pt" style:font-weight-complex="normal"/>
    </style:style>
    <style:style style:name="P28" style:family="paragraph" style:parent-style-name="Standard" style:list-style-name="L2">
      <style:paragraph-properties fo:margin-left="2.963cm" fo:margin-right="0cm" fo:text-align="start" style:justify-single-word="false" fo:text-indent="-0.635cm" style:auto-text-indent="false"/>
      <style:text-properties style:font-name="Arial" fo:font-size="16pt" fo:font-weight="normal" officeooo:rsid="002ccf9b" officeooo:paragraph-rsid="002ccf9b" style:font-name-asian="Consolas" style:font-size-asian="16pt" style:font-weight-asian="normal" style:font-size-complex="16pt" style:font-weight-complex="normal"/>
    </style:style>
    <style:style style:name="P29" style:family="paragraph" style:parent-style-name="Standard" style:list-style-name="L4">
      <style:paragraph-properties fo:margin-left="2.963cm" fo:margin-right="0cm" fo:text-align="start" style:justify-single-word="false" fo:text-indent="-0.635cm" style:auto-text-indent="false"/>
      <style:text-properties style:font-name="Arial" fo:font-size="16pt" fo:font-weight="normal" officeooo:rsid="002f7168" officeooo:paragraph-rsid="002f7168" style:font-name-asian="Consolas" style:font-size-asian="16pt" style:font-weight-asian="normal" style:font-size-complex="16pt" style:font-weight-complex="normal"/>
    </style:style>
    <style:style style:name="P30" style:family="paragraph" style:parent-style-name="Standard" style:list-style-name="L4">
      <style:paragraph-properties fo:margin-left="2.963cm" fo:margin-right="0cm" fo:text-align="start" style:justify-single-word="false" fo:text-indent="-0.635cm" style:auto-text-indent="false"/>
      <style:text-properties style:font-name="Arial" fo:font-size="16pt" fo:font-weight="normal" officeooo:rsid="002ffe3c" officeooo:paragraph-rsid="002ffe3c" style:font-name-asian="Consolas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style:font-name="Calibri" fo:font-size="16pt" fo:font-weight="normal" officeooo:rsid="00527b8e" officeooo:paragraph-rsid="00527b8e" style:font-name-asian="Consolas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style:font-name="Calibri" fo:font-size="16pt" fo:font-weight="normal" officeooo:rsid="0076a4d0" officeooo:paragraph-rsid="0076a4d0" style:font-name-asian="Consolas" style:font-size-asian="16pt" style:font-weight-asian="normal" style:font-size-complex="16pt" style:font-weight-complex="normal"/>
    </style:style>
    <style:style style:name="T1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Arial" fo:font-size="20pt" fo:font-weight="bold" officeooo:rsid="00347384" style:font-size-asian="20pt" style:font-weight-asian="bold" style:font-size-complex="20pt" style:font-weight-complex="bold"/>
    </style:style>
    <style:style style:name="T3" style:family="text">
      <style:text-properties fo:color="#800000" style:font-name="Arial" fo:font-size="20pt" fo:font-weight="bold" officeooo:rsid="00347384" style:font-size-asian="20pt" style:font-weight-asian="bold" style:font-size-complex="20pt" style:font-weight-complex="bold"/>
    </style:style>
    <style:style style:name="T4" style:family="text">
      <style:text-properties fo:color="#800000" style:font-name="Calibri" fo:font-size="16pt" officeooo:rsid="0020cc4e" style:font-name-asian="Consolas" style:font-size-asian="16pt" style:font-size-complex="16pt"/>
    </style:style>
    <style:style style:name="T5" style:family="text">
      <style:text-properties fo:color="#0066cc" style:font-name="Consolas"/>
    </style:style>
    <style:style style:name="T6" style:family="text">
      <style:text-properties fo:color="#0066cc" style:font-name="Consolas" officeooo:rsid="002ccf9b"/>
    </style:style>
    <style:style style:name="T7" style:family="text">
      <style:text-properties style:font-name="Calibri"/>
    </style:style>
    <style:style style:name="T8" style:family="text">
      <style:text-properties style:font-name="Calibri" officeooo:rsid="0020cc4e"/>
    </style:style>
    <style:style style:name="T9" style:family="text">
      <style:text-properties style:font-name="Calibri" officeooo:rsid="003a046c"/>
    </style:style>
    <style:style style:name="T10" style:family="text">
      <style:text-properties style:font-name="Calibri" officeooo:rsid="003bca2f"/>
    </style:style>
    <style:style style:name="T11" style:family="text">
      <style:text-properties style:font-name="Calibri" fo:font-size="16pt" style:font-name-asian="Consolas" style:font-size-asian="16pt" style:font-size-complex="16pt"/>
    </style:style>
    <style:style style:name="T12" style:family="text">
      <style:text-properties style:font-name="Calibri" fo:font-size="16pt" officeooo:rsid="0020cc4e" style:font-name-asian="Consolas" style:font-size-asian="16pt" style:font-size-complex="16pt"/>
    </style:style>
    <style:style style:name="T13" style:family="text">
      <style:text-properties style:font-name="Calibri" fo:font-size="16pt" officeooo:rsid="0043d5b7" style:font-name-asian="Consolas" style:font-size-asian="16pt" style:font-size-complex="16pt"/>
    </style:style>
    <style:style style:name="T14" style:family="text">
      <style:text-properties style:font-name="Calibri" fo:font-size="16pt" officeooo:rsid="00454f96" style:font-name-asian="Consolas" style:font-size-asian="16pt" style:font-size-complex="16pt"/>
    </style:style>
    <style:style style:name="T15" style:family="text">
      <style:text-properties style:font-name="Calibri" fo:font-size="16pt" officeooo:rsid="00469c78" style:font-name-asian="Consolas" style:font-size-asian="16pt" style:font-size-complex="16pt"/>
    </style:style>
    <style:style style:name="T16" style:family="text">
      <style:text-properties officeooo:rsid="003bca2f"/>
    </style:style>
    <style:style style:name="T17" style:family="text">
      <style:text-properties style:font-name="Courier 10 Pitch"/>
    </style:style>
    <style:style style:name="T18" style:family="text">
      <style:text-properties style:font-name="Courier 10 Pitch" officeooo:rsid="0041f89d"/>
    </style:style>
    <style:style style:name="T19" style:family="text">
      <style:text-properties officeooo:rsid="004f29e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53c6da" style:font-style-asian="italic" style:font-style-complex="italic"/>
    </style:style>
    <style:style style:name="T22" style:family="text">
      <style:text-properties fo:font-style="italic" officeooo:rsid="004d6fca" style:font-style-asian="italic" style:font-style-complex="italic"/>
    </style:style>
    <style:style style:name="T23" style:family="text">
      <style:text-properties fo:font-style="italic" officeooo:rsid="00546efc" style:font-style-asian="italic" style:font-style-complex="italic"/>
    </style:style>
    <style:style style:name="T24" style:family="text">
      <style:text-properties fo:font-style="italic" officeooo:rsid="006880d9" style:font-style-asian="italic" style:font-style-complex="italic"/>
    </style:style>
    <style:style style:name="T25" style:family="text">
      <style:text-properties officeooo:rsid="0053c6da"/>
    </style:style>
    <style:style style:name="T26" style:family="text">
      <style:text-properties officeooo:rsid="005575a4"/>
    </style:style>
    <style:style style:name="T27" style:family="text">
      <style:text-properties officeooo:rsid="005750e1"/>
    </style:style>
    <style:style style:name="T28" style:family="text">
      <style:text-properties officeooo:rsid="005ca30f"/>
    </style:style>
    <style:style style:name="T29" style:family="text">
      <style:text-properties fo:color="#579d1c" fo:font-style="italic" officeooo:rsid="004f29ed" style:font-style-asian="italic" style:font-style-complex="italic"/>
    </style:style>
    <style:style style:name="T30" style:family="text">
      <style:text-properties fo:color="#579d1c" fo:font-style="italic" officeooo:rsid="005ca30f" style:font-style-asian="italic" style:font-style-complex="italic"/>
    </style:style>
    <style:style style:name="T31" style:family="text">
      <style:text-properties fo:color="#579d1c" fo:font-style="italic" officeooo:rsid="0053c6da" style:font-style-asian="italic" style:font-style-complex="italic"/>
    </style:style>
    <style:style style:name="T32" style:family="text">
      <style:text-properties fo:color="#579d1c" fo:font-style="italic" officeooo:rsid="005575a4" style:font-style-asian="italic" style:font-style-complex="italic"/>
    </style:style>
    <style:style style:name="T33" style:family="text">
      <style:text-properties fo:color="#579d1c" fo:font-style="italic" officeooo:rsid="005750e1" style:font-style-asian="italic" style:font-style-complex="italic"/>
    </style:style>
    <style:style style:name="T34" style:family="text">
      <style:text-properties fo:color="#579d1c" fo:font-style="italic" officeooo:rsid="005e69b9" style:font-style-asian="italic" style:font-style-complex="italic"/>
    </style:style>
    <style:style style:name="T35" style:family="text">
      <style:text-properties fo:color="#579d1c" fo:font-style="italic" officeooo:rsid="00627a65" style:font-style-asian="italic" style:font-style-complex="italic"/>
    </style:style>
    <style:style style:name="T36" style:family="text">
      <style:text-properties fo:color="#579d1c" fo:font-style="italic" officeooo:rsid="006880d9" style:font-style-asian="italic" style:font-style-complex="italic"/>
    </style:style>
    <style:style style:name="T37" style:family="text">
      <style:text-properties fo:color="#579d1c" fo:font-style="italic" officeooo:rsid="006ba109" style:font-style-asian="italic" style:font-style-complex="italic"/>
    </style:style>
    <style:style style:name="T38" style:family="text">
      <style:text-properties officeooo:rsid="005e69b9"/>
    </style:style>
    <style:style style:name="T39" style:family="text">
      <style:text-properties officeooo:rsid="00627a65"/>
    </style:style>
    <style:style style:name="T40" style:family="text">
      <style:text-properties officeooo:rsid="006615e3"/>
    </style:style>
    <style:style style:name="T41" style:family="text">
      <style:text-properties officeooo:rsid="006880d9"/>
    </style:style>
    <style:style style:name="T42" style:family="text">
      <style:text-properties fo:color="#000000" fo:font-style="italic" style:font-style-asian="italic" style:font-style-complex="italic"/>
    </style:style>
    <style:style style:name="T43" style:family="text">
      <style:text-properties fo:color="#000000" fo:font-style="italic" officeooo:rsid="005ca30f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XGC</text:span><text:span text:style-name="T2"> - the X</text:span><text:span text:style-name="T1"> General Collection</text:span></text:p>
      <text:p text:style-name="P5">Fed. 20, 2014 Peng Wan</text:p>
      <text:p text:style-name="P6"/>
      <text:p text:style-name="P2">Intro:</text:p>
      <text:p text:style-name="P18"><text:span text:style-name="T11">T</text:span><text:span text:style-name="T12">he </text:span><text:span text:style-name="T4">XGC</text:span><text:span text:style-name="T12"> is a library for </text:span><text:span text:style-name="T13">common </text:span><text:span text:style-name="T12">data structure </text:span><text:span text:style-name="T13">written with C. </text:span><text:span text:style-name="T14">It provides common access for programming. </text:span><text:span text:style-name="T15">It's licensed under Apache License v2.0 .</text:span></text:p>
      <text:p text:style-name="P19"/>
      <text:p text:style-name="P4"><text:span text:style-name="T17">Des</text:span><text:span text:style-name="T18">ign</text:span><text:span text:style-name="T17">:</text:span></text:p>
      <text:p text:style-name="P8">Names:</text:p>
      <text:p text:style-name="P16">Collection: the object</text:p>
      <text:p text:style-name="P16">Element: void*</text:p>
      <text:p text:style-name="P17">Index: int</text:p>
      <text:p text:style-name="P9">Operations:</text:p>
      <text:p text:style-name="P12">Collection:</text:p>
      <text:p text:style-name="P20"><text:span text:style-name="T20">mkxxx</text:span>: <text:span text:style-name="T19">create new collection</text:span></text:p>
      <text:p text:style-name="P20"><text:span text:style-name="T20">initxxx</text:span><text:span text:style-name="T23">(xxx)</text:span>: <text:span text:style-name="T19">initialize </text:span><text:span text:style-name="T29">xxx</text:span></text:p>
      <text:p text:style-name="P20"><text:span text:style-name="T20">rmxxx</text:span><text:span text:style-name="T23">(xxx)</text:span>: <text:span text:style-name="T19">delete </text:span><text:span text:style-name="T29">xxx</text:span><text:span text:style-name="T19"> from memory</text:span></text:p>
      <text:p text:style-name="P20"><text:span text:style-name="T20">clrxxx</text:span><text:span text:style-name="T23">(xxx)</text:span>: <text:span text:style-name="T19">clear all elements in </text:span><text:span text:style-name="T29">xxx</text:span></text:p>
      <text:p text:style-name="P20"><text:span text:style-name="T20">xxxlen</text:span><text:span text:style-name="T23">(xxx)</text:span>: <text:span text:style-name="T19">get the length of </text:span><text:span text:style-name="T29">xxx</text:span></text:p>
      <text:p text:style-name="P31"><text:span text:style-name="T22">xxxtrv(xxx, callback)</text:span>: trav<text:span text:style-name="T28">el </text:span><text:span text:style-name="T30">xxx</text:span><text:span text:style-name="T28"> with </text:span><text:span text:style-name="T30">callback</text:span><text:span text:style-name="T43">( return true stop travel)</text:span></text:p>
      <text:p text:style-name="P32"><text:span text:style-name="T43">x</text:span><text:span text:style-name="T42">xxbeg(xxx): begin pointer</text:span></text:p>
      <text:p text:style-name="P32"><text:span text:style-name="T42">xxxend(xxx): end pointer</text:span></text:p>
      <text:p text:style-name="P32"><text:span text:style-name="T42">xxxnext(xxx, current): pointer after current</text:span></text:p>
      <text:p text:style-name="P11">Element:</text:p>
      <text:p text:style-name="P21">Append:</text:p>
      <text:p text:style-name="P22"><text:span text:style-name="T20">xxxadd(xxx, elem)</text:span><text:span text:style-name="T25">: add </text:span><text:span text:style-name="T31">elem</text:span><text:span text:style-name="T25"> to the end of </text:span><text:span text:style-name="T31">xxx</text:span></text:p>
      <text:p text:style-name="P22"><text:span text:style-name="T20">xxxins</text:span><text:span text:style-name="T21">(xxx, index, elem)</text:span><text:span text:style-name="T25">: insert </text:span><text:span text:style-name="T21">elem</text:span><text:span text:style-name="T25"> to </text:span><text:span text:style-name="T31">xxx</text:span><text:span text:style-name="T25"> in </text:span><text:span text:style-name="T21">index</text:span></text:p>
      <text:p text:style-name="P22"><text:span text:style-name="T20">xxxext(xxx, col)</text:span><text:span text:style-name="T25">: extend </text:span><text:span text:style-name="T31">xxx</text:span><text:span text:style-name="T25"> with other </text:span><text:span text:style-name="T31">col</text:span></text:p>
      <text:p text:style-name="P21">Remove:</text:p>
      <text:p text:style-name="P22"><text:span text:style-name="T20">xxxdel(xxx, elem)</text:span><text:span text:style-name="T26">: delete </text:span><text:span text:style-name="T32">elem</text:span><text:span text:style-name="T26"> from </text:span><text:span text:style-name="T32">xxx</text:span></text:p>
      <text:p text:style-name="P22"><text:span text:style-name="T20">xxxpop(xxx, index)</text:span>: <text:span text:style-name="T26">delete </text:span><text:span text:style-name="T32">elem </text:span><text:span text:style-name="T26">from </text:span><text:span text:style-name="T32">xxx</text:span><text:span text:style-name="T26"> by </text:span><text:span text:style-name="T32">index</text:span></text:p>
      <text:p text:style-name="P21">Locate:</text:p>
      <text:p text:style-name="P22"><text:span text:style-name="T20">xxxloc(xxx, elem)</text:span><text:span text:style-name="T27">: get the index of </text:span><text:span text:style-name="T33">elem</text:span><text:span text:style-name="T27"> in </text:span><text:span text:style-name="T33">xxx</text:span></text:p>
      <text:p text:style-name="P22"><text:span text:style-name="T20">xxxhas(xxx, elem)</text:span><text:span text:style-name="T27">: test </text:span><text:span text:style-name="T33">elem</text:span><text:span text:style-name="T27"> is in </text:span><text:span text:style-name="T33">xxx</text:span></text:p>
      <text:p text:style-name="P21">Get:</text:p>
      <text:p text:style-name="P22"><text:span text:style-name="T20">xxxget(xxx, index, def)</text:span><text:span text:style-name="T38">: get element in </text:span><text:span text:style-name="T34">xxx</text:span><text:span text:style-name="T38"> by </text:span><text:span text:style-name="T34">index</text:span><text:span text:style-name="T38">, if not </text:span><text:soft-page-break/><text:span text:style-name="T38">found, return </text:span><text:span text:style-name="T34">def</text:span></text:p>
      <text:p text:style-name="P21">Set:</text:p>
      <text:p text:style-name="P22"><text:span text:style-name="T20">xxxset(xxx, index, elem)</text:span><text:span text:style-name="T39">: set element at </text:span><text:span text:style-name="T35">index</text:span><text:span text:style-name="T39"> <text:s/>with </text:span><text:span text:style-name="T35">elem</text:span><text:span text:style-name="T39"> in </text:span><text:span text:style-name="T35">xxx</text:span></text:p>
      <text:list xml:id="list7280269732832683572" text:style-name="L1">
        <text:list-item>
          <text:p text:style-name="P23"><text:s/><text:span text:style-name="T7">Sequenced structure</text:span></text:p>
        </text:list-item>
      </text:list>
      <text:list xml:id="list3134833511804043984" text:style-name="L2">
        <text:list-item>
          <text:p text:style-name="P25">Linear list:</text:p>
          <text:p text:style-name="P28"><text:span text:style-name="T8">Linked list: </text:span><text:span text:style-name="T5">XList</text:span></text:p>
          <text:p text:style-name="P28"><text:span text:style-name="T10">Common</text:span><text:span text:style-name="T9"> a</text:span><text:span text:style-name="T8">rray: </text:span><text:span text:style-name="T5">XArray</text:span></text:p>
        </text:list-item>
        <text:list-item>
          <text:p text:style-name="P25">Stack, the FILO</text:p>
          <text:p text:style-name="P28"><text:span text:style-name="T8">Stack: </text:span><text:span text:style-name="T5">XStack</text:span></text:p>
        </text:list-item>
        <text:list-item>
          <text:p text:style-name="P25">Queue, the FIFO</text:p>
        </text:list-item>
      </text:list>
      <text:p text:style-name="P7"><text:span text:style-name="T16">Common</text:span> queue: <text:span text:style-name="T6">XQueue</text:span></text:p>
      <text:p text:style-name="P7">Double end queue: <text:span text:style-name="T6">XDeque</text:span></text:p>
      <text:list xml:id="list232224997954345" text:continue-list="list7280269732832683572" text:style-name="L1">
        <text:list-item>
          <text:p text:style-name="P23"><text:s/><text:span text:style-name="T7">Mapping structure</text:span></text:p>
        </text:list-item>
      </text:list>
      <text:list xml:id="list7031583635207954404" text:style-name="L3">
        <text:list-item>
          <text:p text:style-name="P24"><text:span text:style-name="T8">Hash table: </text:span><text:span text:style-name="T6">XHashTable</text:span></text:p>
        </text:list-item>
      </text:list>
      <text:list xml:id="list232225684615559" text:continue-list="list232224997954345" text:style-name="L1">
        <text:list-item>
          <text:p text:style-name="P23"><text:s/><text:span text:style-name="T7">Graphic structure</text:span></text:p>
        </text:list-item>
      </text:list>
      <text:list xml:id="list8031376906140915844" text:style-name="L4">
        <text:list-item>
          <text:p text:style-name="P26">Tree:</text:p>
          <text:p text:style-name="P29"><text:span text:style-name="T8">Binary tree: </text:span><text:span text:style-name="T6">XBinTree</text:span></text:p>
          <text:p text:style-name="P30"><text:span text:style-name="T10">Common</text:span><text:span text:style-name="T8"> tree: </text:span><text:span text:style-name="T6">XTree</text:span></text:p>
        </text:list-item>
        <text:list-item>
          <text:p text:style-name="P26">Graph</text:p>
          <text:p text:style-name="P27"/>
        </text:list-item>
      </text:list>
      <text:p text:style-name="P3">APIs:</text:p>
      <text:p text:style-name="P10">X<text:span text:style-name="T40">L</text:span>ist, <text:span text:style-name="T40">XArray</text:span>:</text:p>
      <text:p text:style-name="P13"><text:span text:style-name="T20">revlist(list, </text:span><text:span text:style-name="T24">cmp_fun</text:span><text:span text:style-name="T20">)</text:span>: revers<text:span text:style-name="T41">e </text:span><text:span text:style-name="T36">list</text:span><text:span text:style-name="T41"> with </text:span><text:span text:style-name="T36">cmp_fun</text:span></text:p>
      <text:p text:style-name="P15">mkary(cap=n, inc=m): set the capacity <text:span text:style-name="T37">n</text:span> and increment <text:span text:style-name="T37">m</text:span></text:p>
      <text:p text:style-name="P14">all common oper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Consolas" svg:font-family="Consolas" style:font-family-generic="swiss" style:font-pitch="fixed"/>
    <style:font-face style:name="AR PL UMing CN" svg:font-family="'AR PL UMing C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ly </meta:initial-creator>
    <meta:creation-date>2014-02-20T10:37:24.936086777</meta:creation-date>
    <dc:date>2014-02-24T23:22:24.161231613</dc:date>
    <dc:creator>Monly </dc:creator>
    <meta:editing-duration>PT1H27M24S</meta:editing-duration>
    <meta:editing-cycles>89</meta:editing-cycles>
    <meta:generator>LibreOffice/4.1.3.2$Linux_X86_64 LibreOffice_project/410m0$Build-2</meta:generator>
    <dc:title>XGC Design</dc:title>
    <meta:keyword>xgc</meta:keyword>
    <dc:subject>Readme of XGC</dc:subject>
    <meta:document-statistic meta:table-count="0" meta:image-count="0" meta:object-count="0" meta:page-count="2" meta:paragraph-count="57" meta:word-count="255" meta:character-count="1534" meta:non-whitespace-character-count="1346"/>
  </office:meta>
</office:document-meta>
</file>